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01cd7e" officeooo:paragraph-rsid="0001cd7e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language="de" fo:country="DE" officeooo:rsid="0001cd7e" officeooo:paragraph-rsid="0001cd7e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language="de" fo:country="DE" officeooo:rsid="0003b0a5" officeooo:paragraph-rsid="0003b0a5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language="de" fo:country="DE" officeooo:rsid="0003b0a5" officeooo:paragraph-rsid="0004d369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de" fo:country="DE" officeooo:rsid="0004d369" officeooo:paragraph-rsid="0004d369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de" fo:country="DE" officeooo:rsid="0006ee21" officeooo:paragraph-rsid="0006ee21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fo:language="de" fo:country="DE" officeooo:rsid="0008c1b0" officeooo:paragraph-rsid="0008c1b0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fo:language="de" fo:country="DE" officeooo:rsid="00091a4a" officeooo:paragraph-rsid="00091a4a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fo:language="de" fo:country="DE" officeooo:rsid="000a9773" officeooo:paragraph-rsid="000a9773" style:font-size-asian="12.25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language="de" fo:country="DE" officeooo:rsid="0001cd7e" officeooo:paragraph-rsid="0001cd7e" style:font-size-asian="20pt" style:font-size-complex="20pt"/>
    </style:style>
    <style:style style:name="P11" style:family="paragraph" style:parent-style-name="Standard">
      <style:paragraph-properties fo:text-align="start" style:justify-single-word="false"/>
      <style:text-properties fo:font-size="18pt" fo:language="de" fo:country="DE" officeooo:rsid="0004d369" officeooo:paragraph-rsid="0004d369" style:font-size-asian="18pt" style:font-size-complex="18pt"/>
    </style:style>
    <style:style style:name="T1" style:family="text">
      <style:text-properties officeooo:rsid="00030907"/>
    </style:style>
    <style:style style:name="T2" style:family="text">
      <style:text-properties officeooo:rsid="00068bca"/>
    </style:style>
    <style:style style:name="T3" style:family="text">
      <style:text-properties fo:language="de" fo:country="DE"/>
    </style:style>
    <style:style style:name="T4" style:family="text">
      <style:text-properties officeooo:rsid="000989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lgorithmisches Handeln mit Crypowährungen</text:p>
      <text:p text:style-name="P10"/>
      <text:p text:style-name="P2">- Einführung in Seminararbeit</text:p>
      <text:p text:style-name="P2"><text:tab/>Thema</text:p>
      <text:p text:style-name="P2"><text:tab/><text:span text:style-name="T1">Motivation für das Thema (der Traum eines jeden?)</text:span></text:p>
      <text:p text:style-name="P2"/>
      <text:p text:style-name="P3">Technical Analysis</text:p>
      <text:p text:style-name="P3">Indikatoren und Muster</text:p>
      <text:p text:style-name="P3">basierend auf Historischen Preisdaten (Technische Analyse)</text:p>
      <text:p text:style-name="P3">Warum Crypto? Gebüren, ..</text:p>
      <text:p text:style-name="P3">Mathemitische Möglichkeiten: Vorhersage, Risiko Berechnung etc.</text:p>
      <text:p text:style-name="P5">bsp: Trend, Support and Resistance, MACD, mathe dahinter: EMA; <text:span text:style-name="T2">RSI;</text:span></text:p>
      <text:p text:style-name="P8">Bullmarkt, Bärenmarkt</text:p>
      <text:p text:style-name="P5">Begriffe: Trend: Up, Down, Sideways, Volatilität (in Verbindung mit Sup. and Res.<text:span text:style-name="T2">), Technical Indicators (more objective because Mathematical (absolute))</text:span></text:p>
      <text:p text:style-name="P5">!!! <text:span text:style-name="T4">Geld ist auf Plattform, nicht in meinem Wallet, Unterschied erklären</text:span></text:p>
      <text:p text:style-name="P3"/>
      <text:p text:style-name="P11">Technical Analysis</text:p>
      <text:p text:style-name="P4">Mathemitische Möglichkeiten: Vorhersage, Risiko Berechnung etc.</text:p>
      <text:p text:style-name="P6">Ziele: Vohersage, Mustererkennung, Visualisierung, ...</text:p>
      <text:p text:style-name="P2"/>
      <text:p text:style-name="P2"/>
      <text:p text:style-name="P7">Warum dieses Thema?</text:p>
      <text:p text:style-name="P7">Wieso Crypto?</text:p>
      <text:p text:style-name="P7">Wie genau?</text:p>
      <text:p text:style-name="P7">Was ist das Ziel?</text:p>
      <text:p text:style-name="P2"/>
      <text:p text:style-name="P2"/>
      <text:p text:style-name="P9">Arbeitsmittel:</text:p>
      <text:p text:style-name="P9">Binance, Tradingview, Kaggle, Python 3 (numpy, pandas, matplotlib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a xlink:type="simple" xlink:href="https://www.youtube.com/watch?v=GpjvFPMi_Lg" text:style-name="Internet_20_link" text:visited-style-name="Visited_20_Internet_20_Link"><text:span text:style-name="T3">https://www.youtube.com/watch?v=GpjvFPMi_L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6-02T04:20:46.320000000</dc:date>
    <meta:editing-duration>PT2H57M51S</meta:editing-duration>
    <meta:editing-cycles>9</meta:editing-cycles>
    <meta:document-statistic meta:table-count="0" meta:image-count="0" meta:object-count="0" meta:page-count="2" meta:paragraph-count="23" meta:word-count="114" meta:character-count="943" meta:non-whitespace-character-count="850"/>
  </office:meta>
</office:document-meta>
</file>